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abulatorAction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abulatorAction</text:h>
                    <text:list>
                        <text:list-item>
                            <text:h text:style-name="Heading_20_2" text:outline-level="2">Description</text:h>
                        </text:list-item>
                    </text:list>
                </text:list-item>
            </text:list>

            <text:p text:style-name="Standard">Executes an action on the given tabulator widget.</text:p>

            
                <text:list xml:id="list_TabulatorAction2" text:continue-numbering="true" text:continue-list="list_TabulatorActi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abulatorAction6" text:continue-numbering="true" text:style-name="Outline">
                                                <text:list-item>
                                                    <text:list>
                                                        <text:list-item>
                                                            <text:list>
                                                                <text:list-item>
                                                                    <text:h text:style-name="Heading_20_3" text:outline-level="3">
                                                                        Widget
                                                                        <text:s text:c="4"/>
                                                                        <text:span text:style-name="T2">EXPRESSION (widget)</text:span>
                                                                    </text:h>
                                                                </text:list-item>
                                                            </text:list>
                                                        </text:list-item>
                                                    </text:list>
                                                </text:list-item>
                                            </text:list>
                                            <text:p text:style-name="Standard">Reference to the Tabulator widget. See <text:span text:style-name="backtick">Output widget handle</text:span> property to find out how to obtain this reference.</text:p>,
                                            <text:list xml:id="list_TabulatorAction7" text:continue-numbering="true" text:continue-list="list_TabulatorAction6" text:style-name="Outline">
                                                <text:list-item>
                                                    <text:list>
                                                        <text:list-item>
                                                            <text:list>
                                                                <text:list-item>
                                                                    <text:h text:style-name="Heading_20_3" text:outline-level="3">
                                                                        Tabulator action
                                                                        <text:s text:c="4"/>
                                                                        <text:span text:style-name="T2">Enum</text:span>
                                                                    </text:h>
                                                                </text:list-item>
                                                            </text:list>
                                                        </text:list-item>
                                                    </text:list>
                                                </text:list-item>
                                            </text:list>
                                            <text:p text:style-name="Standard">Action to be executed. It can be "Get sheet data" or "Download".</text:p>,
                                            <text:list xml:id="list_TabulatorAction8" text:continue-numbering="true" text:continue-list="list_TabulatorAction7" text:style-name="Outline">
                                                <text:list-item>
                                                    <text:list>
                                                        <text:list-item>
                                                            <text:list>
                                                                <text:list-item>
                                                                    <text:h text:style-name="Heading_20_3" text:outline-level="3">
                                                                        Lookup
                                                                        <text:s text:c="4"/>
                                                                        <text:span text:style-name="T2">EXPRESSION (string)</text:span>
                                                                    </text:h>
                                                                </text:list-item>
                                                            </text:list>
                                                        </text:list-item>
                                                    </text:list>
                                                </text:list-item>
                                            </text:list>
                                            <text:p text:style-name="Standard">If Tabulator action is "Get sheet data" then this is the sheet name you want to retrieve, if empty it will retrieve the currently active sheet.</text:p>,
                                            <text:list xml:id="list_TabulatorAction9" text:continue-numbering="true" text:continue-list="list_TabulatorAction8" text:style-name="Outline">
                                                <text:list-item>
                                                    <text:list>
                                                        <text:list-item>
                                                            <text:list>
                                                                <text:list-item>
                                                                    <text:h text:style-name="Heading_20_3" text:outline-level="3">
                                                                        File name
                                                                        <text:s text:c="4"/>
                                                                        <text:span text:style-name="T2">EXPRESSION (string)</text:span>
                                                                    </text:h>
                                                                </text:list-item>
                                                            </text:list>
                                                        </text:list-item>
                                                    </text:list>
                                                </text:list-item>
                                            </text:list>
                                            <text:p text:style-name="Standard">If Tabulator action is "Download" then this is default download file name.</text:p>,
                                            <text:list xml:id="list_TabulatorAction10" text:continue-numbering="true" text:continue-list="list_TabulatorAction9" text:style-name="Outline">
                                                <text:list-item>
                                                    <text:list>
                                                        <text:list-item>
                                                            <text:list>
                                                                <text:list-item>
                                                                    <text:h text:style-name="Heading_20_3" text:outline-level="3">
                                                                        Download type
                                                                        <text:s text:c="4"/>
                                                                        <text:span text:style-name="T2">Enum</text:span>
                                                                    </text:h>
                                                                </text:list-item>
                                                            </text:list>
                                                        </text:list-item>
                                                    </text:list>
                                                </text:list-item>
                                            </text:list>
                                            <text:p text:style-name="Standard">If Tabulator action is "Download" then this is type of file you want to download. Available options are: "CSV", "JSON" or "HTML".</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abulatorAction11" text:continue-numbering="true" text:continue-list="list_TabulatorAction10"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abulatorAction12" text:continue-numbering="true" text:continue-list="list_TabulatorAction1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abulatorAction13" text:continue-numbering="true" text:continue-list="list_TabulatorAction1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abulatorAction14" text:continue-numbering="true" text:continue-list="list_TabulatorAction1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abulatorAction15" text:continue-numbering="true" text:continue-list="list_TabulatorAction1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TabulatorAction3" text:continue-numbering="true" text:continue-list="list_TabulatorAction2" text:style-name="Outline">
                    <text:list-item>
                        <text:list>
                            <text:list-item>
                                <text:h text:style-name="Heading_20_2" text:outline-level="2">Inputs</text:h>
                            </text:list-item>
                        </text:list>
                    </text:list-item>
                </text:list>

                
                            <text:list xml:id="list_TabulatorAction1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TabulatorAction4" text:continue-numbering="true" text:continue-list="list_TabulatorAction3" text:style-name="Outline">
                    <text:list-item>
                        <text:list>
                            <text:list-item>
                                <text:h text:style-name="Heading_20_2" text:outline-level="2">Outputs</text:h>
                            </text:list-item>
                        </text:list>
                    </text:list-item>
                </text:list>

                
                            <text:list xml:id="list_TabulatorAction17"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TabulatorAction5" text:continue-numbering="true" text:continue-list="list_TabulatorAction4" text:style-name="Outline">
                        <text:list-item>
                            <text:list>
                                <text:list-item>
                                    <text:h text:style-name="Heading_20_2" text:outline-level="2">Examples</text:h>
                                </text:list-item>
                            </text:list>
                        </text:list-item>
                    </text:list>
                    <text:p text:style-name="Standard"/>
                    
                    <text:list xml:id="list_TabulatorAction18" text:style-name="List_20_1">
                        
                        <text:list-item>
                            <text:p text:style-name="List_20_1_20_Start">
                                <text:span text:style-name="T1">Tabulator Examples</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